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2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5">
        <text:list-item>
          <text:p text:style-name="P15">Para acessar as Macros criadas basta ir na aba “Desenvolvedor”, ou na aba “Exibir”, na opção “Macros”.<text:line-break/></text:p>
        </text:list-item>
      </text:list>
      <text:p text:style-name="FigureWithCaption"><draw:frame draw:name="img6" svg:width="628.6386554621848pt" svg:height="188.7731092436975pt"><draw:image xlink:href="Pictures/5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7" svg:width="1160.4705882352941pt" svg:height="183.32773109243698pt"><draw:image xlink:href="Pictures/6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6">
        <text:list-item>
          <text:p text:style-name="P16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8" style:rel-width="60.0%" style:rel-height="scale" svg:width="428.3697478991597pt" svg:height="326.7226890756302pt"><draw:image xlink:href="Pictures/7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9" style:rel-width="60.0%" style:rel-height="scale" svg:width="1161.6806722689075pt" svg:height="616.5378151260504pt"><draw:image xlink:href="Pictures/8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7">
        <text:list-item>
          <text:p text:style-name="P17">O Excel por default não salva as Macros criadas em um arquivo Excel.<text:line-break/></text:p>
        </text:list-item>
        <text:list-item>
          <text:p text:style-name="P17">Quando o arquivo é salvo e fechado as Macros são apagadas.<text:line-break/></text:p>
        </text:list-item>
        <text:list-item>
          <text:p text:style-name="P17">Para salvar um arquivo com Macros é necessario:</text:p>
          <text:list text:style-name="L18">
            <text:list-item>
              <text:p text:style-name="P18">ir em “<text:span text:style-name="T2">salvar como</text:span>”.<text:line-break/></text:p>
            </text:list-item>
            <text:list-item>
              <text:p text:style-name="P18">Definir o local de salvamento.<text:line-break/></text:p>
            </text:list-item>
            <text:list-item>
              <text:p text:style-name="P18">Definir um nome para o arquivo.<text:line-break/></text:p>
            </text:list-item>
            <text:list-item>
              <text:p text:style-name="P18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0" svg:width="980.1680672268908pt" svg:height="277.7142857142857pt"><draw:image xlink:href="Pictures/9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2T18:02:42Z</meta:creation-date>
    <dc:date>2024-01-12T18:02:42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2 janeiro 2024</meta:user-defined>
    <meta:user-defined meta:name="output" meta:value-type="string"/>
    <meta:user-defined meta:name="subtitle" meta:value-type="string">Estudo dirigido de Macro e VBA</meta:user-defined>
  </office:meta>
</office:document-meta>
</file>